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officeooo:paragraph-rsid="0016d730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5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4pt" fo:font-style="italic" fo:font-weight="normal" officeooo:rsid="0018ba50" officeooo:paragraph-rsid="000db36f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11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2a6099" fo:font-style="normal" officeooo:rsid="001a9dbf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: </text:span><text:span text:style-name="T6">Módulo 03 - </text:span><text:span text:style-name="T5">Atividade 0</text:span><text:span text:style-name="T6">1</text:span></text:p>
      <text:p text:style-name="P8"/>
      <text:p text:style-name="P9">Construa um algoritmo de ordenação, utilizando o método bubble sort estudado. (Lembre-se que se trata de uma série de instruções que devem ser seguidas passo a passo).</text:p>
      <text:p text:style-name="P9"/>
      <text:p text:style-name="P7">Para isso, você deve criar um método em que o tamanho do vetor seja dez e deve estar em ordem crescente.</text:p>
      <text:p text:style-name="P7"/>
      <text:p text:style-name="P7">O vetor deverá:</text:p>
      <text:p text:style-name="P7">- comparar seus elementos dois a dois adjacentes;</text:p>
      <text:p text:style-name="P7">- se os elementos não estiverem em ordem, então ordenar;</text:p>
      <text:p text:style-name="P7">- senão, avançar para o próximo par;</text:p>
      <text:p text:style-name="P6"><text:span text:style-name="T8">- repetir a operação até que nenhuma troca possa ser feita no vetor inteiro.</text:span> </text:p>
      <text:p text:style-name="P5"/>
      <text:p text:style-name="P2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7">.</text:span></text:a></text:p>
      <text:p text:style-name="P3"/>
      <text:p text:style-name="P4">&lt;python&gt;</text:p>
      <text:p text:style-name="P4"/>
      <text:p text:style-name="P11">import random</text:p>
      <text:p text:style-name="P11">def geradorLista(nElementos):</text:p>
      <text:p text:style-name="P11"><text:s text:c="4"/># listaRandomica = []</text:p>
      <text:p text:style-name="P11"><text:s text:c="4"/>listaRandomica = random.sample(range(1,100),nElementos) <text:s text:c="3"/></text:p>
      <text:p text:style-name="P11"><text:s text:c="4"/>return listaRandomica</text:p>
      <text:p text:style-name="P11"/>
      <text:p text:style-name="P11">def bubbleSort(lista):</text:p>
      <text:p text:style-name="P11"><text:s text:c="4"/>for passnum in range(len(lista)-1,0,-1):</text:p>
      <text:p text:style-name="P11"><text:s text:c="8"/>for i in range(passnum):</text:p>
      <text:p text:style-name="P11"><text:s text:c="12"/>if lista[i]&gt;lista[i+1]:</text:p>
      <text:p text:style-name="P11"><text:s text:c="16"/>temp = lista[i]</text:p>
      <text:p text:style-name="P11"><text:s text:c="16"/>lista[i] = lista[i+1]</text:p>
      <text:p text:style-name="P11"><text:s text:c="16"/>lista[i+1] = temp</text:p>
      <text:p text:style-name="P11"/>
      <text:p text:style-name="P11">x = geradorLista(10) </text:p>
      <text:p text:style-name="P11">print("Vetor original: " ,x)</text:p>
      <text:p text:style-name="P11">bubbleSort(x)</text:p>
      <text:p text:style-name="P11">print("Vetor ordenado: " ,x)</text:p>
      <text:p text:style-name="P11"/>
      <text:p text:style-name="P4">&lt;/python&gt;</text:p>
      <text:p text:style-name="P4"/>
      <text:p text:style-name="P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09T10:08:56.769620671</dc:date>
    <meta:editing-duration>PT8H11M3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48" meta:character-count="1063" meta:non-whitespace-character-count="851"/>
  </office:meta>
</office:document-meta>
</file>